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200%"/>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Standard" style:family="paragraph">
      <style:paragraph-properties fo:line-height="200%"/>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paragraph-properties fo:line-height="200%"/>
    </style:style>
    <style:style style:name="P4" style:parent-style-name="Standard" style:family="paragraph">
      <style:paragraph-properties fo:line-height="200%"/>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paragraph-properties fo:line-height="200%"/>
      <style:text-properties fo:font-weight="bold" style:font-weight-asian="bold" style:font-weight-complex="bold"/>
    </style:style>
    <style:style style:name="P6" style:parent-style-name="Standard" style:family="paragraph">
      <style:paragraph-properties fo:line-height="200%"/>
    </style:style>
    <style:style style:name="P7" style:parent-style-name="Standard" style:family="paragraph">
      <style:paragraph-properties fo:line-height="200%"/>
      <style:text-properties fo:font-weight="bold" style:font-weight-asian="bold" style:font-weight-complex="bold"/>
    </style:style>
    <style:style style:name="P8" style:parent-style-name="Standard" style:family="paragraph">
      <style:paragraph-properties fo:line-height="200%"/>
    </style:style>
    <style:style style:name="P9" style:parent-style-name="Standard" style:family="paragraph">
      <style:paragraph-properties fo:line-height="200%"/>
      <style:text-properties fo:font-weight="bold" style:font-weight-asian="bold" style:font-weight-complex="bold"/>
    </style:style>
    <style:style style:name="P10" style:parent-style-name="Standard" style:family="paragraph">
      <style:paragraph-properties fo:line-height="200%"/>
    </style:style>
    <style:style style:name="P11" style:parent-style-name="Standard" style:family="paragraph">
      <style:paragraph-properties fo:line-height="200%"/>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paragraph-properties fo:line-height="200%"/>
      <style:text-properties style:font-weight-complex="bold"/>
    </style:style>
    <style:style style:name="P13" style:parent-style-name="Standard" style:family="paragraph">
      <style:paragraph-properties fo:line-height="200%"/>
    </style:style>
    <style:style style:name="P14" style:parent-style-name="Standard" style:family="paragraph">
      <style:paragraph-properties fo:line-height="200%"/>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paragraph-properties fo:line-height="200%"/>
    </style:style>
    <style:style style:name="P16" style:parent-style-name="Standard" style:family="paragraph">
      <style:paragraph-properties fo:line-height="200%"/>
    </style:style>
    <style:style style:name="P17" style:parent-style-name="Standard" style:family="paragraph">
      <style:paragraph-properties fo:line-height="200%"/>
    </style:style>
    <style:style style:name="P18" style:parent-style-name="Standard" style:family="paragraph">
      <style:paragraph-properties fo:line-height="200%"/>
      <style:text-properties fo:font-weight="bold" style:font-weight-asian="bold" style:font-weight-complex="bold" style:text-underline-type="single" style:text-underline-style="solid" style:text-underline-width="auto" style:text-underline-mode="continuous"/>
    </style:style>
    <style:style style:name="P19" style:parent-style-name="Standard" style:family="paragraph">
      <style:paragraph-properties fo:line-height="200%"/>
    </style:style>
    <style:style style:name="P20" style:parent-style-name="Standard" style:family="paragraph">
      <style:paragraph-properties fo:line-height="200%"/>
    </style:style>
    <style:style style:name="P21" style:parent-style-name="Standard" style:family="paragraph">
      <style:paragraph-properties fo:line-height="200%"/>
    </style:style>
    <style:style style:name="P22" style:parent-style-name="Standard" style:family="paragraph">
      <style:paragraph-properties fo:line-height="200%"/>
    </style:style>
    <style:style style:name="P23" style:parent-style-name="Standard" style:family="paragraph">
      <style:paragraph-properties fo:line-height="200%"/>
    </style:style>
    <style:style style:name="P24" style:parent-style-name="Standard" style:family="paragraph">
      <style:paragraph-properties fo:line-height="200%"/>
    </style:style>
    <style:style style:name="P25" style:parent-style-name="Standard" style:family="paragraph">
      <style:paragraph-properties fo:line-height="200%"/>
      <style:text-properties fo:font-weight="bold" style:font-weight-asian="bold" style:text-underline-type="single" style:text-underline-style="solid" style:text-underline-width="auto" style:text-underline-mode="continuous"/>
    </style:style>
    <style:style style:name="P26" style:parent-style-name="Standard" style:family="paragraph">
      <style:paragraph-properties fo:line-height="200%"/>
    </style:style>
    <style:style style:name="P27" style:parent-style-name="Standard" style:family="paragraph">
      <style:paragraph-properties fo:line-height="200%"/>
    </style:style>
    <style:style style:name="P28" style:parent-style-name="Standard" style:family="paragraph">
      <style:paragraph-properties fo:line-height="200%"/>
    </style:style>
    <style:style style:name="P29" style:parent-style-name="Standard" style:family="paragraph">
      <style:paragraph-properties fo:line-height="200%"/>
    </style:style>
    <style:style style:name="P30" style:parent-style-name="Standard" style:family="paragraph">
      <style:paragraph-properties fo:line-height="200%"/>
    </style:style>
    <style:style style:name="P31" style:parent-style-name="Standard" style:family="paragraph">
      <style:paragraph-properties fo:line-height="200%"/>
      <style:text-properties fo:font-weight="bold" style:font-weight-asian="bold" style:text-underline-type="single" style:text-underline-style="solid" style:text-underline-width="auto" style:text-underline-mode="continuous"/>
    </style:style>
    <style:style style:name="P32" style:parent-style-name="Standard" style:family="paragraph">
      <style:paragraph-properties fo:line-height="200%"/>
    </style:style>
    <style:style style:name="P33" style:parent-style-name="Standard" style:family="paragraph">
      <style:paragraph-properties fo:line-height="200%"/>
    </style:style>
    <style:style style:name="P34" style:parent-style-name="Standard" style:family="paragraph">
      <style:paragraph-properties fo:text-align="center" fo:line-height="200%"/>
      <style:text-properties style:text-underline-type="single" style:text-underline-style="solid" style:text-underline-width="auto" style:text-underline-mode="continuous"/>
    </style:style>
    <style:style style:name="P35" style:parent-style-name="Standard" style:family="paragraph">
      <style:paragraph-properties fo:line-height="200%"/>
    </style:style>
    <style:style style:name="P36" style:parent-style-name="Standard" style:family="paragraph">
      <style:paragraph-properties fo:line-height="200%"/>
    </style:style>
    <style:style style:name="P37" style:parent-style-name="Standard" style:family="paragraph">
      <style:paragraph-properties fo:line-height="200%"/>
    </style:style>
    <style:style style:name="P38" style:parent-style-name="Standard" style:family="paragraph">
      <style:paragraph-properties fo:line-height="200%"/>
    </style:style>
    <style:style style:name="P39" style:parent-style-name="Standard" style:family="paragraph">
      <style:paragraph-properties fo:line-height="200%"/>
    </style:style>
    <style:style style:name="P40" style:parent-style-name="Standard" style:family="paragraph">
      <style:paragraph-properties fo:line-height="200%"/>
    </style:style>
    <style:style style:name="P41" style:parent-style-name="Standard" style:family="paragraph">
      <style:paragraph-properties fo:line-height="200%"/>
    </style:style>
    <style:style style:name="P42" style:parent-style-name="Standard" style:family="paragraph">
      <style:paragraph-properties fo:line-height="200%"/>
    </style:style>
    <style:style style:name="P43" style:parent-style-name="Standard" style:family="paragraph">
      <style:paragraph-properties fo:line-height="200%"/>
    </style:style>
    <style:style style:name="P44" style:parent-style-name="Standard" style:family="paragraph">
      <style:paragraph-properties fo:line-height="200%"/>
    </style:style>
    <style:style style:name="P45" style:parent-style-name="Standard" style:family="paragraph">
      <style:paragraph-properties fo:line-height="200%"/>
    </style:style>
    <style:style style:name="P46" style:parent-style-name="Standard" style:family="paragraph">
      <style:paragraph-properties fo:line-height="200%"/>
    </style:style>
    <style:style style:name="P47" style:parent-style-name="Standard" style:family="paragraph">
      <style:paragraph-properties fo:line-height="200%"/>
    </style:style>
    <style:style style:name="P48" style:parent-style-name="Standard" style:family="paragraph">
      <style:paragraph-properties fo:line-height="200%"/>
    </style:style>
  </office:automatic-styles>
  <office:body>
    <office:text text:use-soft-page-breaks="true">
      <text:p text:style-name="P1">Proposed 2017 Maintenance Plan</text:p>
      <text:p text:style-name="P2">Brief Recap of 2016 Year:</text:p>
      <text:p text:style-name="P3">GameCollection did better than anticipated for the 2016 year. After all taxes and fees, Steam receiving 30% of each game sold<text:s/>(source 6), Paypal receiving 2.9% plus 30 cents on each game sold (source 7), and each of the major credit cards we accept receiving 2%, we are left with a budget of $300,000 for the year in order to maintain the product. The proposed distribution of the budget is as follows.</text:p>
      <text:p text:style-name="P4">Employee Maintenance:</text:p>
      <text:p text:style-name="P5">- Secretary</text:p>
      <text:p text:style-name="P6">Due to increasing popularity, software engineers are no longer able to handle responding to non-game development business matters, the most time-consuming being responding to customer contacts and fan<text:s/>outreaches on social media. We are now looking to immediately hire a secretary to handle all outreach and forward all issues to software engineers accordingly. Duties include managing social media channels, answering or forwarding all customer contacts, schedule managing, minute-keeping during meetings and various other day-to-day tasks. However, at this time, from time measurements taken for how long each software engineer spends on these type of tasks on a day to day is about one hour each, we will be making this a part-time position. Estimated daily hours is projected to be around four and can adjust accordingly. Average secretary hourly wage is $12.42 (source 2) and since this will be part time, no benefits will be needed to be calculated. We will round<text:s/>down to $12 for starting and anticipate this will cost $12,500 to hire on a secretary part time.</text:p>
      <text:p text:style-name="P7">- Intern:</text:p>
      <text:p text:style-name="P8">Due to performing annual testings during the summer hindering the software engineers from being able to complete enough for the summer upgrade sprint, we have decided we will be hiring an intern over the summer. The intern will be responsible for writing tests, testing, and fixing any bugs detected during the test for the entire GameCollection. We will be scouting at three university career fairs. The<text:s/><text:soft-page-break/>cost of this will be $350 x 3 universities base price (source 3). From there, we will be hiring one intern for the summer full-time. Due to the work being very tedious, we are looking to pay $20 an hour for the intern to work full-time as incentive during<text:s/>the twelve week period. The cost of this will be around $9600, bringing total cost of finding an intern to $10,650.</text:p>
      <text:p text:style-name="P9">- Software Engineers:</text:p>
      <text:p text:style-name="P10">We will be maintaining our same three software engineers as last year. Because of the anticipation for hiring on a new<text:s/>secretary, software engineers will be expected to make more impressive enhancements on the product and on a shorter time line. Because of the heightened expectations, each Software Engineer will have a pay raise from $35,000 to $42,000 annual, plus bonus<text:s/>depending on sales of the game.</text:p>
      <text:p text:style-name="P11">Website<text:s/>and Distribution<text:s/>Maintenance:</text:p>
      <text:p text:style-name="P12">The cost of hosting and keeping the web domain will remain at $147.15 annually through bluehost.com. This means we will be maintaining the current hosting price, as well as domain privacy protection, SiteLock security, dedicated IP address, and SSL certificate. Since we do give users direct ability to buy our game straight from our site, all the above listed remain necessary for our website.<text:s/>As of today, there are no other fees associated with distributing the GameCollection as all components we use (Steam, PayPal, etc) simply take a percentage from our sales, as mentioned earlier, rather than charging a fee.<text:s/></text:p>
      <text:p text:style-name="P13"/>
      <text:p text:style-name="P14">Product Creative Upgrade:</text:p>
      <text:p text:style-name="P15">In order to compete with like games<text:s/>on the market, we are continuously having to improve our graphics since the prototype. Taking away our software engineers from enhancing game function to improve graphics is severely hindering our ability to stay competitive. We are currently looking to hire a graphic designer to do a complete overhaul on all images used in the game collection and are hoping this overhaul will last through the 2017 year. We have found a website “<text:a xlink:href="http://www.upwork.com/" office:target-frame-name="_top" xlink:show="replace">www.upwork.com</text:a>” where we can<text:s/><text:soft-page-break/>look into<text:s/>game design freelancers. We have found several potential candidates that both specialize in graphic design with 3D Modeling and graphic design for games. The candidates we are looking at are in the range of $10 to $33.33 an hour (source 4). Doing this graphics revamp, research shows that initial mark ups can take up to two weeks, and then up to an additional two weeks for any reworks. Since our game collection is relatively straightforward and since we do the animation ourselves and we are only needing images rather than typical full-on animation, so we anticipate we will be on the lower side of this time frame. We estimate this will be a business expense from $400 to $1400 total.</text:p>
      <text:p text:style-name="P16">Secondly, we are looking into more audio options for our game collection. We again are turning to the website Upwork to find a musical composer to hire. The average cost is around $700 per minute of music score (source 5). We are wanting to do 2 minutes of music per game, plus 1 minute for the main menu, plus sound effects, which we<text:s/>will round up to one additional minute, meaning 8 minutes of custom music total. Total cost will be around $5600.</text:p>
      <text:p text:style-name="P17"/>
      <text:p text:style-name="P18">Marketing:</text:p>
      <text:p text:style-name="P19">With sales beginning to hit a steady flat line for the first time since the deployment, we are beginning to look at other options<text:s/>to promote our GameCollection.<text:s/>To counter this flat line, we are now looking at new tactics of attracting potential customers and exploring the possibilities of expanding globally.<text:s/>Since deployment, social media has been our primary target of attracting customers to purchase our game. From our most recent campaign, offering a 5 percent discount code if the customer answers the survey question of where<text:s/>he had heard about the game, 43 percent answered Facebook, leading all other categories by more than 10 percent. After further research, we have discovered several options we may be able to take to increase promotion while staying within our 2017 budget.</text:p>
      <text:p text:style-name="P20">With popular ad block extensions still on the rise with over 181 million users (source 1), primarily used by those within our target demographic, we no longer feel that taking a direct advertisement out on any website is a reliable option. Any advertisement taken out will not come from direct advertisements on<text:s/><text:soft-page-break/>websites in the 2017 year until we know more about the correlations between the number of impressions listed on popular gamer sites and the percentage action taken on those impressions.</text:p>
      <text:p text:style-name="P21">We will instead be taking ads out on social media, primarily Facebook. Our Facebook page alone has over 257k likes as of last Thursday. We will be looking to take out Facebook ads as primary means of advertising until the creative upgrade is complete (source 9 sites the following reasons). Facebook is better at reaching a target audience than simply advertising on a website or to do a sponsorship because it allows us to customize the target audience and is better suited for finding our target demographic, rather than us having to pick where our target demographic will be able to find us. Facebook also has measureable results, so we will have tangible data to prove whether or not our advertisement tactics are working. For our ad, we will be customizing it more to interests and behaviors, meaning that we will be choosing from a very select list of pages liked, as well as shopping habits. Another appeal about investing in Facebook advertising is that its payments are flexible, so if we find we can and should invest more money in advertising, we can invest that immediately, rather than being stuck in a contract with another website for advertising. To start, it has been advised to us (source 10) that starting out we should aim for $50,000 and seeing how this will be our primary advertising platform, we will anticipate a minimum of $50,000 spent on Facebook advertising this year.</text:p>
      <text:p text:style-name="P22">We have one more proposed source of advertising.<text:s/>After the product creative upgrade, we are looking at<text:s/>reaching out to several popular video game Facebook users and bloggers for possible mentions and reviews.<text:s/>We will be targeting small to medium size bloggers, whose posts fall within the range of 5,000 to 50,000 hits a month (source 11). The fees on average are $300 per blogger. We do not want to flood the blogger world too quickly trying to plug our product, so initially we are looking for a Fall push of approximately 10 to 15 bloggers from the United States, United Kingdom, China, Japan, South Korea, and Germany, which are all the top countries in video game revenues (source 12). With this marketing strategy, we are aiming to expand our GameCollection globally.</text:p>
      <text:p text:style-name="P23">*** continue here***</text:p>
      <text:p text:style-name="P24"/>
      <text:p text:style-name="P25">Notable Changes of Expanding Globally</text:p>
      <text:p text:style-name="P26">-PayPal percentages change</text:p>
      <text:p text:style-name="P27">-Steam?</text:p>
      <text:p text:style-name="P28">-Credit cards</text:p>
      <text:p text:style-name="P29">-Legal issues?</text:p>
      <text:p text:style-name="P30"/>
      <text:p text:style-name="P31">Summary:</text:p>
      <text:p text:style-name="P32">While 2016 was a very successful launch year, the proposed maintenance should ensure the success of the GameCollection through the 2017 year. We will be looking to hire a part time secretary, full time intern for the summer and keep our original developers. There will be no change in website costs over the 2017 year. We will be investing in a product creative upgrade to enhance user experience by improving graphics and adding audio.</text:p>
      <text:p text:style-name="P33"/>
      <text:p text:style-name="P34">Sources:</text:p>
      <text:p text:style-name="P35">1.<text:s/><text:a xlink:href="http://www.globalwebindex.net/blog/profiling-adblockers?utm_campaign=Chart+of+the+Day&amp;utm_source=hs_email&amp;utm_medium=email&amp;utm_content=22408857&amp;_hsenc=p2ANqtz-8xRsVsoX9EbFpDdCqe8MwPBPBLEwWS27vmC2YigoqeFaF7_nHsWjh9oNXN3S-WG25JwYI9wLMoOwBtwOwAxnOMQQEl4WFdN9g_0yPUzEuGe0mIyH8&amp;_hsmi=22408857" office:target-frame-name="_top" xlink:show="replace">http://www.globalwebindex.net/blog/profiling-adblockers?utm_campaign=Chart+of+the+Day&amp;utm_source=hs_email&amp;utm_medium=email&amp;utm_content=22408857&amp;_hsenc=p2ANqtz-8xRsVsoX9EbFpDdCqe8MwPBPBLEwWS27vmC2YigoqeFaF7_nHsWjh9oNXN3S-WG25JwYI9wLMoOwBtwOwAxnOMQQEl4WFdN9g_0yPUzEuGe0mIyH8&amp;_hsmi=22408857</text:a></text:p>
      <text:p text:style-name="P36">2.<text:s/><text:a xlink:href="http://www.payscale.com/research/US/Job=Secretary/Hourly_Rate" office:target-frame-name="_top" xlink:show="replace">http://www.payscale.com/research/US/Job=Secretary/Hourly_Rate</text:a></text:p>
      <text:p text:style-name="P37">3.<text:s/><text:a xlink:href="https://engr.ku.edu/fees" office:target-frame-name="_top" xlink:show="replace">https://engr.ku.edu/fees</text:a></text:p>
      <text:p text:style-name="P38">4. https://www.upwork.com/hire/game-design-freelancers/</text:p>
      <text:p text:style-name="P39">5.<text:s/><text:a xlink:href="http://www.leonwillett.com/leonwillett.com/Blog/Entries/2009/5/9_How_to_Get_Your_First_Job_Composing_for_Video_Games.html" office:target-frame-name="_top" xlink:show="replace">http://www.leonwillett.com/leonwillett.com/Blog/Entries/2009/5/9_How_to_Get_Your_First_Job_Com<text:soft-page-break/>posing_for_Video_Games.html</text:a></text:p>
      <text:p text:style-name="P40">6.<text:s/><text:a xlink:href="http://forums.steampowered.com/forums/archive/index.php/t-2073030.html" office:target-frame-name="_top" xlink:show="replace">http://forums.steampowered.com/forums/archive/index.php/t-2073030.html</text:a></text:p>
      <text:p text:style-name="P41">(Please note that Steam doesn't release this information publicly, so all information contained is rumored and used as fact for the purpose of this maintenance plan)</text:p>
      <text:p text:style-name="P42">7.<text:s/><text:a xlink:href="https://www.paypal.com/webapps/mpp/merchant-fees" office:target-frame-name="_top" xlink:show="replace">https://www.paypal.com/webapps/mpp/merchant-fees</text:a></text:p>
      <text:p text:style-name="P43">8.<text:s/><text:a xlink:href="https://www.cardfellow.com/average-fees-for-credit-card-processing/" office:target-frame-name="_top" xlink:show="replace"><text:span text:style-name="Hyperlink">https://www.cardfellow.com/average-fees-for-credit-card-processing/</text:span></text:a></text:p>
      <text:p text:style-name="P44">9.<text:s/><text:a xlink:href="https://www.facebook.com/business/products/ads" office:target-frame-name="_top" xlink:show="replace"><text:span text:style-name="Hyperlink">https://www.facebook.com/business/products/ads</text:span></text:a></text:p>
      <text:p text:style-name="P45">10.<text:s/><text:a xlink:href="http://www.jonloomer.com/2014/07/08/facebook-ads-budget-2/" office:target-frame-name="_top" xlink:show="replace"><text:span text:style-name="Hyperlink">http://www.jonloomer.com/2014/07/08/facebook-ads-budget-2/</text:span></text:a></text:p>
      <text:p text:style-name="P46">11.<text:s/><text:a xlink:href="http://www.problogger.net/archives/2012/08/19/how-to-succeed-in-the-video-game-blog-niche/" office:target-frame-name="_top" xlink:show="replace"><text:span text:style-name="Hyperlink">http://www.problogger.net/archives/2012/08/19/how-to-succeed-in-the-video-game-blog-niche/</text:span></text:a></text:p>
      <text:p text:style-name="P47">12.<text:s/>https://newzoo.com/insights/rankings/top-100-countries-by-game-revenues/</text:p>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iia</dc:creator>
    <meta:creation-date>2016-04-30T18:16:00Z</meta:creation-date>
    <dc:date>2016-05-03T01:55:00Z</dc:date>
    <meta:template xlink:href="Normal" xlink:type="simple"/>
    <meta:editing-cycles>10</meta:editing-cycles>
    <meta:editing-duration>PT19320S</meta:editing-duration>
    <meta:document-statistic meta:page-count="6" meta:paragraph-count="22" meta:word-count="1710" meta:character-count="11438" meta:row-count="81" meta:non-whitespace-character-count="9750"/>
  </office:meta>
</office:document-meta>
</file>